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1845b" officeooo:paragraph-rsid="0011845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4e8f3" officeooo:paragraph-rsid="0014e8f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845b" officeooo:paragraph-rsid="0011845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0709" officeooo:paragraph-rsid="0011845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1845b" officeooo:paragraph-rsid="0011845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af8f" officeooo:paragraph-rsid="0012af8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3bc5" officeooo:paragraph-rsid="00133bc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3bc5" officeooo:paragraph-rsid="0014e8f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6c719" officeooo:paragraph-rsid="0016c71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c575" officeooo:paragraph-rsid="0018c57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18c575" officeooo:paragraph-rsid="0018c57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af8f" officeooo:paragraph-rsid="0012af8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bc5" officeooo:paragraph-rsid="00133bc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e8f3" officeooo:paragraph-rsid="0014e8f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c719" officeooo:paragraph-rsid="0016c71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c575" officeooo:paragraph-rsid="0018c57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18c575" officeooo:paragraph-rsid="0018c575" style:font-size-asian="12pt" style:font-weight-asian="normal" style:font-size-complex="12pt" style:font-weight-complex="normal"/>
    </style:style>
    <style:style style:name="T1" style:family="text">
      <style:text-properties officeooo:rsid="0016c719"/>
    </style:style>
    <style:style style:name="T2" style:family="text">
      <style:text-properties officeooo:rsid="0018c575"/>
    </style:style>
    <style:style style:name="T3" style:family="text">
      <style:text-properties style:text-underline-style="solid" style:text-underline-width="auto" style:text-underline-color="font-color" fo:font-weight="bold" officeooo:rsid="0018c57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8c575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-4</text:p>
      <text:p text:style-name="P3">Create Rectangle class with attributes length and breadth and methods to find area and perimeter. Compare two Rectangle objects by their area</text:p>
      <text:p text:style-name="P3"/>
      <text:p text:style-name="P5">PROGRAM:</text:p>
      <text:p text:style-name="P3">class Rectangle:</text:p>
      <text:p text:style-name="P3"><text:tab/>def __init__(self,length,breadth):</text:p>
      <text:p text:style-name="P3"><text:tab/><text:tab/>self.length=length</text:p>
      <text:p text:style-name="P3"><text:tab/><text:tab/>self.breadth=breadth</text:p>
      <text:p text:style-name="P3"><text:tab/>def area(self):</text:p>
      <text:p text:style-name="P3"><text:tab/><text:tab/>return self.length*self.breadth</text:p>
      <text:p text:style-name="P3"><text:tab/>def perimeter(self):</text:p>
      <text:p text:style-name="P3"><text:tab/><text:tab/>return 2*(self.length+self.breadth)</text:p>
      <text:p text:style-name="P3">len1=int(input("Enter length of rectangle1:"))</text:p>
      <text:p text:style-name="P3">bread1=int(input("Enter breadth of rectangle 1:"))</text:p>
      <text:p text:style-name="P3">len2=int(input("Enter length of rectangle1:"))</text:p>
      <text:p text:style-name="P3">bread2=int(input("Enter breadth of rectangle 1:"))</text:p>
      <text:p text:style-name="P3">rect1=Rectangle(len1,bread1)</text:p>
      <text:p text:style-name="P3">rect2=Rectangle(len2,bread2)</text:p>
      <text:p text:style-name="P3"/>
      <text:p text:style-name="P3">if rect1.area()&gt;rect2.area():</text:p>
      <text:p text:style-name="P3"><text:tab/>print("Area of Rectangle1 is greater than Rectangle2")</text:p>
      <text:p text:style-name="P3">elif rect1.area()&lt;rect2.area():</text:p>
      <text:p text:style-name="P3"><text:tab/>print("Area of Rectangle2 is greater than Rectangle1")</text:p>
      <text:p text:style-name="P3">else:</text:p>
      <text:p text:style-name="P3"><text:tab/>print("Area of two rectangles is Equal")</text:p>
      <text:p text:style-name="P3"/>
      <text:p text:style-name="P3"/>
      <text:p text:style-name="P3"/>
      <text:p text:style-name="P3"/>
      <text:p text:style-name="P5">OUTPUT:</text:p>
      <text:p text:style-name="P5"/>
      <text:p text:style-name="P3">Enter length of rectangle1:20</text:p>
      <text:p text:style-name="P3">Enter breadth of rectangle 1:10</text:p>
      <text:p text:style-name="P3">Enter length of rectangle1:15</text:p>
      <text:p text:style-name="P3">Enter breadth of rectangle 1:4</text:p>
      <text:p text:style-name="P3">Area of Rectangle1 is greater than Rectangle2</text:p>
      <text:p text:style-name="P3"/>
      <text:p text:style-name="P3"/>
      <text:p text:style-name="P3"/>
      <text:p text:style-name="P3">Enter length of rectangle1:12</text:p>
      <text:p text:style-name="P3">Enter breadth of rectangle 1:5</text:p>
      <text:p text:style-name="P3">Enter length of rectangle1:13</text:p>
      <text:p text:style-name="P3">Enter breadth of rectangle 1:6</text:p>
      <text:p text:style-name="P3">Area of Rectangle2 is greater than Rectangle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2. Create a Bank account with members account number, name, type of account and balance. Write constructor and methods to deposit at the bank and withdraw an amount from the bank.</text:p>
      <text:p text:style-name="P3"/>
      <text:p text:style-name="P5">PROGRAM:</text:p>
      <text:p text:style-name="P3">class Account:</text:p>
      <text:p text:style-name="P3"><text:tab/>def __init__(self,accno,aname,acctype,balance):</text:p>
      <text:p text:style-name="P3"><text:tab/><text:tab/>self.accno=accno</text:p>
      <text:p text:style-name="P3"><text:tab/><text:tab/>self.aname=aname</text:p>
      <text:p text:style-name="P3"><text:tab/><text:tab/>self.acctype=acctype</text:p>
      <text:p text:style-name="P3"><text:tab/><text:tab/>self.balance=balance</text:p>
      <text:p text:style-name="P3"><text:tab/><text:tab/><text:tab/></text:p>
      <text:p text:style-name="P3"><text:tab/>def deposit(self,amt):</text:p>
      <text:p text:style-name="P3"><text:tab/><text:tab/>if amt&gt;0:</text:p>
      <text:p text:style-name="P3"><text:tab/><text:tab/><text:tab/>self.balance+=amt</text:p>
      <text:p text:style-name="P3"><text:tab/><text:tab/><text:tab/>print("Successfully Deposited ",amt)</text:p>
      <text:p text:style-name="P3"><text:tab/><text:tab/>else:</text:p>
      <text:p text:style-name="P3"><text:tab/><text:tab/><text:tab/>print("Invalid Amount")</text:p>
      <text:p text:style-name="P3"><text:tab/><text:tab/></text:p>
      <text:p text:style-name="P3"><text:tab/>def withdraw(self,amt):</text:p>
      <text:p text:style-name="P3"><text:tab/><text:tab/>if amt&gt;self.balance:</text:p>
      <text:p text:style-name="P3"><text:tab/><text:tab/><text:tab/>print("Insufficient Balance")</text:p>
      <text:p text:style-name="P3"><text:tab/><text:tab/>else:</text:p>
      <text:p text:style-name="P3"><text:tab/><text:tab/><text:tab/>self.balance-=amt</text:p>
      <text:p text:style-name="P3"><text:tab/><text:tab/><text:tab/>print("Successfully withdrawn ",amt)</text:p>
      <text:p text:style-name="P3"><text:tab/><text:tab/></text:p>
      <text:p text:style-name="P3"><text:tab/>def viewDetails(self):</text:p>
      <text:p text:style-name="P3"><text:tab/><text:tab/>print("\nAccount Number <text:s/>: ",self.accno)</text:p>
      <text:p text:style-name="P3"><text:tab/><text:tab/>print("Account Name <text:s text:c="3"/>: ",self.aname)</text:p>
      <text:p text:style-name="P3"><text:tab/><text:tab/>print("Account Type <text:s text:c="3"/>: ",self.acctype)</text:p>
      <text:p text:style-name="P3"><text:tab/><text:tab/>print("Account Balance : Rs.",self.balance,"\n")</text:p>
      <text:p text:style-name="P3"><text:s text:c="16"/></text:p>
      <text:p text:style-name="P3">accno=int(input("Enter account number :"))</text:p>
      <text:p text:style-name="P3">aname=input("Enter account name :")</text:p>
      <text:p text:style-name="P3">acctype=input("Enter account type:")</text:p>
      <text:p text:style-name="P3">balance=int(input("Enter account balance :"))</text:p>
      <text:p text:style-name="P3">c1=Account(accno,aname,acctype,balance)</text:p>
      <text:p text:style-name="P3">while True:</text:p>
      <text:p text:style-name="P3"><text:tab/>print("----------MENU------------\n1. Deposit\n2. Withdraw\n3. Currect Balance\n</text:p>
      <text:p text:style-name="P3"><text:s text:c="12"/>4. View <text:s text:c="3"/>Details\n5. Exit")</text:p>
      <text:p text:style-name="P3"><text:tab/>ch=int(input("Enter your choice :"))</text:p>
      <text:p text:style-name="P3"><text:tab/>if ch==1:</text:p>
      <text:p text:style-name="P3"><text:tab/><text:tab/>amt=int(input("Enter the amount to be deposited:"))</text:p>
      <text:p text:style-name="P3"><text:tab/><text:tab/>c1.deposit(amt)</text:p>
      <text:p text:style-name="P3"><text:tab/>elif ch==2:</text:p>
      <text:p text:style-name="P3"><text:tab/><text:tab/>amt=int(input("Enter the amount to be withdrawn:"))</text:p>
      <text:p text:style-name="P3"><text:tab/><text:tab/>c1.withdraw(amt)</text:p>
      <text:p text:style-name="P3"><text:tab/>elif ch==3:</text:p>
      <text:p text:style-name="P3"><text:soft-page-break/><text:tab/><text:tab/>print("\nCurrent Balance : Rs.",c1.balance,"\n")</text:p>
      <text:p text:style-name="P3"><text:tab/><text:tab/></text:p>
      <text:p text:style-name="P3"><text:tab/>elif ch==4:</text:p>
      <text:p text:style-name="P3"><text:tab/><text:tab/>c1.viewDetails()</text:p>
      <text:p text:style-name="P3"><text:tab/>elif ch==5:</text:p>
      <text:p text:style-name="P3"><text:tab/> <text:s text:c="7"/>break</text:p>
      <text:p text:style-name="P3"><text:tab/></text:p>
      <text:p text:style-name="P5">OUTPUT:</text:p>
      <text:p text:style-name="P5"/>
      <text:p text:style-name="P4">Enter account number :1234567</text:p>
      <text:p text:style-name="P4">Enter account name :James</text:p>
      <text:p text:style-name="P4">Enter account type:fixed</text:p>
      <text:p text:style-name="P4">Enter account balance :120000</text:p>
      <text:p text:style-name="P4">----------MENU------------</text:p>
      <text:p text:style-name="P4">1. Deposit</text:p>
      <text:p text:style-name="P4">2. Withdraw</text:p>
      <text:p text:style-name="P4">3. Currect Balance</text:p>
      <text:p text:style-name="P4">4. View Details</text:p>
      <text:p text:style-name="P4">5. Exit</text:p>
      <text:p text:style-name="P4">Enter your choice :1</text:p>
      <text:p text:style-name="P4">Enter the amount to be deposited:20000</text:p>
      <text:p text:style-name="P4">Successfully Deposited <text:s/>20000</text:p>
      <text:p text:style-name="P4">----------MENU------------</text:p>
      <text:p text:style-name="P4">1. Deposit</text:p>
      <text:p text:style-name="P4">2. Withdraw</text:p>
      <text:p text:style-name="P4">3. Currect Balance</text:p>
      <text:p text:style-name="P4">4. View Details</text:p>
      <text:p text:style-name="P4">5. Exit</text:p>
      <text:p text:style-name="P4">Enter your choice :3</text:p>
      <text:p text:style-name="P4"/>
      <text:p text:style-name="P4">Current Balance : Rs. 140000 </text:p>
      <text:p text:style-name="P4"/>
      <text:p text:style-name="P4">----------MENU------------</text:p>
      <text:p text:style-name="P4">1. Deposit</text:p>
      <text:p text:style-name="P4">2. Withdraw</text:p>
      <text:p text:style-name="P4">3. Currect Balance</text:p>
      <text:p text:style-name="P4">4. View Details</text:p>
      <text:p text:style-name="P4">5. Exit</text:p>
      <text:p text:style-name="P4">Enter your choice :2</text:p>
      <text:p text:style-name="P4">Enter the amount to be withdrawn:10000</text:p>
      <text:p text:style-name="P4">Successfully withdrawn <text:s/>10000</text:p>
      <text:p text:style-name="P4">----------MENU------------</text:p>
      <text:p text:style-name="P4">1. Deposit</text:p>
      <text:p text:style-name="P4">2. Withdraw</text:p>
      <text:p text:style-name="P4">3. Currect Balance</text:p>
      <text:p text:style-name="P4">4. View Details</text:p>
      <text:p text:style-name="P4">5. Exit</text:p>
      <text:p text:style-name="P4">Enter your choice :3</text:p>
      <text:p text:style-name="P4"/>
      <text:p text:style-name="P4">Current Balance : Rs. 130000 </text:p>
      <text:p text:style-name="P4"/>
      <text:p text:style-name="P4">----------MENU------------</text:p>
      <text:p text:style-name="P4"><text:soft-page-break/>1. Deposit</text:p>
      <text:p text:style-name="P4">2. Withdraw</text:p>
      <text:p text:style-name="P4">3. Currect Balance</text:p>
      <text:p text:style-name="P4">4. View Details</text:p>
      <text:p text:style-name="P4">5. Exit</text:p>
      <text:p text:style-name="P4">Enter your choice :4</text:p>
      <text:p text:style-name="P4"/>
      <text:p text:style-name="P4">Account Number <text:s/>: <text:s/>1234567</text:p>
      <text:p text:style-name="P4">Account Name <text:s text:c="3"/>: <text:s/>James</text:p>
      <text:p text:style-name="P4">Account Type <text:s text:c="3"/>: <text:s/>fixed</text:p>
      <text:p text:style-name="P4">Account Balance : Rs. 130000 </text:p>
      <text:p text:style-name="P4"/>
      <text:p text:style-name="P4">----------MENU------------</text:p>
      <text:p text:style-name="P4">1. Deposit</text:p>
      <text:p text:style-name="P4">2. Withdraw</text:p>
      <text:p text:style-name="P4">3. Currect Balance</text:p>
      <text:p text:style-name="P4">4. View Details</text:p>
      <text:p text:style-name="P4">5. Exit</text:p>
      <text:p text:style-name="P4">Enter your choice :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 Create a class Rectangle with private attributes length and width. Overload ‘&lt;’ operator <text:s/>to compare the area of 2 rectangles.</text:p>
      <text:p text:style-name="P4"/>
      <text:p text:style-name="P6">PROGRAM:</text:p>
      <text:p text:style-name="P4">class Rectangle:</text:p>
      <text:p text:style-name="P4"><text:tab/>def __init__(self,length,width):</text:p>
      <text:p text:style-name="P4"><text:tab/><text:tab/>self.length=length</text:p>
      <text:p text:style-name="P4"><text:tab/><text:tab/>self.width=width</text:p>
      <text:p text:style-name="P4"><text:tab/><text:tab/></text:p>
      <text:p text:style-name="P4"><text:tab/>def area(self):</text:p>
      <text:p text:style-name="P4"><text:tab/><text:tab/>return self.length*self.width</text:p>
      <text:p text:style-name="P4"><text:tab/><text:tab/></text:p>
      <text:p text:style-name="P4"><text:tab/>def __lt__(self,other):</text:p>
      <text:p text:style-name="P4"><text:tab/><text:tab/>return self.area() &lt; other.area()</text:p>
      <text:p text:style-name="P4"/>
      <text:p text:style-name="P4">l1=int(input("Enter the length of Rectangle1:"))</text:p>
      <text:p text:style-name="P4">w1=int(input("Enter the width of Rectangle1:"))</text:p>
      <text:p text:style-name="P4">l2=int(input("Enter the length of Rectangle2:"))</text:p>
      <text:p text:style-name="P4">w2=int(input("Enter the width of Rectangle1:"))</text:p>
      <text:p text:style-name="P4"/>
      <text:p text:style-name="P4">rect1=Rectangle(l1,w1)</text:p>
      <text:p text:style-name="P4">rect2=Rectangle(l2,w2)</text:p>
      <text:p text:style-name="P4">if rect1&lt;rect2:</text:p>
      <text:p text:style-name="P4"><text:tab/>print("Area of Rectangle1 is smaller than Area of Rectangle2")</text:p>
      <text:p text:style-name="P4">elif(rect1&gt;rect2):</text:p>
      <text:p text:style-name="P4"><text:tab/>print("Area of Rectangle1 is larger than Area of Rectangle2")</text:p>
      <text:p text:style-name="P4">else:</text:p>
      <text:p text:style-name="P4"><text:tab/>print("Both Rectangles have same Area")</text:p>
      <text:p text:style-name="P4"/>
      <text:p text:style-name="P6">OUTPUT:</text:p>
      <text:p text:style-name="P6"/>
      <text:p text:style-name="P12">Enter the length of Rectangle1:12</text:p>
      <text:p text:style-name="P12">Enter the width of Rectangle1:5</text:p>
      <text:p text:style-name="P12">Enter the length of Rectangle2:15</text:p>
      <text:p text:style-name="P12">Enter the width of Rectangle1:6</text:p>
      <text:p text:style-name="P12">Area of <text:s/>Rectangle1 <text:s/>is <text:s/>smaller <text:s/>than <text:s/>Area of Rectangle2</text:p>
      <text:p text:style-name="P12"/>
      <text:p text:style-name="P12"/>
      <text:p text:style-name="P12"/>
      <text:p text:style-name="P12">Enter the length of Rectangle1:20</text:p>
      <text:p text:style-name="P12">Enter the width of Rectangle1:14</text:p>
      <text:p text:style-name="P12">Enter the length of Rectangle2:11</text:p>
      <text:p text:style-name="P12">Enter the width of Rectangle1:8</text:p>
      <text:p text:style-name="P12">Area of Rectangle1 is larger than Area of Rectangle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4. Create a class Time with private attributes hour, minute and second. Overload ‘+’ operator to find sum of 2 time.</text:p>
      <text:p text:style-name="P12"/>
      <text:p text:style-name="P6">PROGRAM:</text:p>
      <text:p text:style-name="P12">class Time:</text:p>
      <text:p text:style-name="P12"><text:tab/>def __init__(self,hour,minute,second):</text:p>
      <text:p text:style-name="P12"><text:tab/><text:tab/>self.hour=hour</text:p>
      <text:p text:style-name="P12"><text:tab/><text:tab/>self.minute=minute</text:p>
      <text:p text:style-name="P12"><text:tab/><text:tab/>self.second=second</text:p>
      <text:p text:style-name="P12"><text:tab/><text:tab/></text:p>
      <text:p text:style-name="P12"><text:tab/>def displayTime(self):</text:p>
      <text:p text:style-name="P12"><text:tab/><text:tab/>print(self.hour,"hr:",self.minute,"min:",self.second,"sec");</text:p>
      <text:p text:style-name="P12"><text:tab/><text:tab/></text:p>
      <text:p text:style-name="P12"><text:tab/>def __add__(self,other):</text:p>
      <text:p text:style-name="P12"><text:tab/><text:tab/>sum_seconds=self.second+other.second</text:p>
      <text:p text:style-name="P12"><text:tab/><text:tab/>sum_minutes=self.minute+other.minute+(sum_seconds//60)</text:p>
      <text:p text:style-name="P12"><text:tab/><text:tab/>sum_hours=self.hour+other.hour+(sum_minutes//60)</text:p>
      <text:p text:style-name="P12"><text:tab/><text:tab/>sum_seconds=sum_seconds%60</text:p>
      <text:p text:style-name="P12"><text:tab/><text:tab/>sum_minutes=sum_minutes%60</text:p>
      <text:p text:style-name="P12"><text:tab/><text:tab/>return Time(sum_hours,sum_minutes,sum_seconds) </text:p>
      <text:p text:style-name="P12"><text:tab/><text:tab/></text:p>
      <text:p text:style-name="P12"><text:tab/><text:tab/></text:p>
      <text:p text:style-name="P12">h1=int(input("Enter hour1:"))</text:p>
      <text:p text:style-name="P12">m1=int(input("Enter minute1:"))</text:p>
      <text:p text:style-name="P12">s1=int(input("Enter second1:"))</text:p>
      <text:p text:style-name="P12">h2=int(input("\nEnter hour2:"))</text:p>
      <text:p text:style-name="P12">m2=int(input("Enter minutes2:"))</text:p>
      <text:p text:style-name="P12">s2=int(input("Enter seconds2:"))</text:p>
      <text:p text:style-name="P12">t1 = Time(h1,m1,s1);</text:p>
      <text:p text:style-name="P12">t2 = Time(h2,m2,s2);</text:p>
      <text:p text:style-name="P12">t3 = t1 + t2</text:p>
      <text:p text:style-name="P12">print("\nTime 1: ", end="")</text:p>
      <text:p text:style-name="P12">t1.displayTime()</text:p>
      <text:p text:style-name="P12">print("Time 2: ", end="")</text:p>
      <text:p text:style-name="P12">t2.displayTime()</text:p>
      <text:p text:style-name="P12">print("Sum of Time1 and Time2 is ", end="")</text:p>
      <text:p text:style-name="P12">t3.displayTime()</text:p>
      <text:p text:style-name="P12"/>
      <text:p text:style-name="P6">OUTPUT:</text:p>
      <text:p text:style-name="P6"/>
      <text:p text:style-name="P12">Enter hour1:12</text:p>
      <text:p text:style-name="P12">Enter minute1:45</text:p>
      <text:p text:style-name="P12">Enter second1:32</text:p>
      <text:p text:style-name="P12"/>
      <text:p text:style-name="P12">Enter hour2:3</text:p>
      <text:p text:style-name="P12">Enter minutes2:27</text:p>
      <text:p text:style-name="P12">Enter seconds2:12</text:p>
      <text:p text:style-name="P12"/>
      <text:p text:style-name="P12">Time 1: 12 hr: 45 min: 32 sec</text:p>
      <text:p text:style-name="P12">Time 2: 3 hr: 27 min: 12 sec</text:p>
      <text:p text:style-name="P12">Sum of Time1 and Time2 is 16 hr: 12 min: 44 sec</text:p>
      <text:p text:style-name="P12"><text:soft-page-break/></text:p>
      <text:p text:style-name="P12">Enter hour1:2</text:p>
      <text:p text:style-name="P12">Enter minute1:39</text:p>
      <text:p text:style-name="P12">Enter second1:30</text:p>
      <text:p text:style-name="P12"/>
      <text:p text:style-name="P12">Enter hour2:1</text:p>
      <text:p text:style-name="P12">Enter minutes2:20</text:p>
      <text:p text:style-name="P12">Enter seconds2:30</text:p>
      <text:p text:style-name="P12"/>
      <text:p text:style-name="P12">Time 1: 2 hr: 39 min: 30 sec</text:p>
      <text:p text:style-name="P12">Time 2: 1 hr: 20 min: 30 sec</text:p>
      <text:p text:style-name="P12">Sum of Time1 and Time2 is 4 hr: 0 min: 0 sec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5. Create a class Publisher (name). Derive class Book from Publisher with attributes title and author. Derive class Python from Book with attributes price and no_of_pages. Write<text:tab/>a program that displays information about a Python book. Use base class constructor invocation and method overriding</text:p>
      <text:p text:style-name="P12"/>
      <text:p text:style-name="P7">PROGRAM:</text:p>
      <text:p text:style-name="P12">class Publisher:</text:p>
      <text:p text:style-name="P12"><text:tab/>def __init__(self,name):</text:p>
      <text:p text:style-name="P12"><text:tab/><text:tab/>self.name=name</text:p>
      <text:p text:style-name="P12"><text:tab/>def display():</text:p>
      <text:p text:style-name="P12"><text:tab/><text:tab/>pass</text:p>
      <text:p text:style-name="P12"><text:tab/><text:tab/><text:tab/></text:p>
      <text:p text:style-name="P12">class Book(Publisher):</text:p>
      <text:p text:style-name="P12"><text:tab/>def __init__(self,name,title,author):</text:p>
      <text:p text:style-name="P12"><text:tab/><text:tab/>super().__init__(name) <text:s text:c="2"/>#invoking the base class constructor</text:p>
      <text:p text:style-name="P12"><text:tab/><text:tab/>self.title=title</text:p>
      <text:p text:style-name="P12"><text:tab/><text:tab/>self.author=author</text:p>
      <text:p text:style-name="P12"><text:tab/>def display():</text:p>
      <text:p text:style-name="P12"><text:tab/><text:tab/>pass</text:p>
      <text:p text:style-name="P12"><text:tab/></text:p>
      <text:p text:style-name="P12">class Python(Book):</text:p>
      <text:p text:style-name="P12"><text:tab/>def __init__(self,name,title,author,price,nopages):</text:p>
      <text:p text:style-name="P12"><text:tab/><text:tab/>super().__init__(name,title,author)</text:p>
      <text:p text:style-name="P12"><text:tab/><text:tab/>self.price=price</text:p>
      <text:p text:style-name="P12"><text:tab/><text:tab/>self.nopages=nopages</text:p>
      <text:p text:style-name="P12"><text:tab/>def display(self):</text:p>
      <text:p text:style-name="P12"><text:tab/><text:tab/>print("\n-----------Book Details-----------")</text:p>
      <text:p text:style-name="P12"><text:tab/><text:tab/>print("Title <text:s text:c="7"/>: ",self.title)</text:p>
      <text:p text:style-name="P12"><text:tab/><text:tab/>print("Name <text:s text:c="8"/>: ",self.name)</text:p>
      <text:p text:style-name="P12"><text:tab/><text:tab/>print("Author <text:s text:c="6"/>: ",self.author)</text:p>
      <text:p text:style-name="P12"><text:tab/><text:tab/>print("Price <text:s text:c="7"/>: ",self.price)</text:p>
      <text:p text:style-name="P12"><text:tab/><text:tab/>print("No. of Pages : ",self.nopages)</text:p>
      <text:p text:style-name="P12"/>
      <text:p text:style-name="P12">name=input("Enter Name :")</text:p>
      <text:p text:style-name="P12">title=input("Enter Title:")</text:p>
      <text:p text:style-name="P12">author=input("Enter Author:")</text:p>
      <text:p text:style-name="P12">price=int(input("Enter Price:"))</text:p>
      <text:p text:style-name="P12">nopages=int(input("Enter number of pages:"))</text:p>
      <text:p text:style-name="P12">b=Python(name,title,author,price,nopages)</text:p>
      <text:p text:style-name="P12">b.display()</text:p>
      <text:p text:style-name="P12"/>
      <text:p text:style-name="P8">OUTPUT:</text:p>
      <text:p text:style-name="P8"/>
      <text:p text:style-name="P13">Enter Name :Austin</text:p>
      <text:p text:style-name="P13">Enter Title:Pride and Prejudice</text:p>
      <text:p text:style-name="P13">Enter Author:Jane Austin</text:p>
      <text:p text:style-name="P13">Enter Price:650</text:p>
      <text:p text:style-name="P13">Enter number of pages:328</text:p>
      <text:p text:style-name="P13"/>
      <text:p text:style-name="P13">-----------Book Details-----------</text:p>
      <text:p text:style-name="P13">Title <text:s text:c="7"/>: <text:s/>Pride and Prejudice</text:p>
      <text:p text:style-name="P13">Name <text:s text:c="8"/>: <text:s/>Austin</text:p>
      <text:p text:style-name="P13"><text:soft-page-break/>Author <text:s text:c="6"/>: <text:s/>Jane Austin</text:p>
      <text:p text:style-name="P13">Price <text:s text:c="7"/>: <text:s/>650</text:p>
      <text:p text:style-name="P13">No. of Pages : <text:s/>328</text:p>
      <text:p text:style-name="P13"/>
      <text:p text:style-name="P13"/>
      <text:p text:style-name="P13">Enter Name :Bronte</text:p>
      <text:p text:style-name="P13">Enter Title:Wuthering Heights</text:p>
      <text:p text:style-name="P13">Enter Author:Emily Bronte</text:p>
      <text:p text:style-name="P13">Enter Price:450</text:p>
      <text:p text:style-name="P13">Enter number of pages:467</text:p>
      <text:p text:style-name="P13"/>
      <text:p text:style-name="P13">-----------Book Details-----------</text:p>
      <text:p text:style-name="P13">Title <text:s text:c="7"/>: <text:s/>Wuthering Heights</text:p>
      <text:p text:style-name="P13">Name <text:s text:c="8"/>: <text:s/>Bronte</text:p>
      <text:p text:style-name="P13">Author <text:s text:c="6"/>: <text:s/>Emily Bronte</text:p>
      <text:p text:style-name="P13">Price <text:s text:c="7"/>: <text:s/>450</text:p>
      <text:p text:style-name="P13">No. of Pages : <text:s/>467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soft-page-break/>CO-<text:span text:style-name="T1">5</text:span></text:p>
      <text:p text:style-name="P2"/>
      <text:p text:style-name="P14"><text:span text:style-name="T1">1.</text:span>Write a Python program to read a file line by line and store it into a list.</text:p>
      <text:p text:style-name="P14"/>
      <text:p text:style-name="P9">PROGRAM:</text:p>
      <text:p text:style-name="P9"/>
      <text:p text:style-name="P9">file1.txt</text:p>
      <text:p text:style-name="P15">MUTHOOT INSTITUTE OF TECHNOLOGY AND SCIENCE VARIKOLI</text:p>
      <text:p text:style-name="P15">ERNAKULAM DISTRICT</text:p>
      <text:p text:style-name="P15">FARHANA A M</text:p>
      <text:p text:style-name="P15">MCA</text:p>
      <text:p text:style-name="P9"/>
      <text:p text:style-name="P9">pgm1.py</text:p>
      <text:p text:style-name="P14">file=open("file1.txt","r")</text:p>
      <text:p text:style-name="P14">l=[i.split() for i in open("file1.txt")]</text:p>
      <text:p text:style-name="P14">print(l)</text:p>
      <text:p text:style-name="P14">file.close()</text:p>
      <text:p text:style-name="P14"/>
      <text:p text:style-name="P9">OUTPUT:</text:p>
      <text:p text:style-name="P15"/>
      <text:p text:style-name="P15">[['MUTHOOT', 'INSTITUTE', 'OF', 'TECHNOLOGY', 'AND', 'SCIENCE', 'VARIKOLI'], ['ERNAKULAM', 'DISTRICT'], ['FARHANA', 'A', 'M'], ['MCA']]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2. Python program to copy odd lines of one file to other</text:p>
      <text:p text:style-name="P15"/>
      <text:p text:style-name="P9">PROGRAM:</text:p>
      <text:p text:style-name="P9"/>
      <text:p text:style-name="P9">file1.txt</text:p>
      <text:p text:style-name="P15">MUTHOOT INSTITUTE OF TECHNOLOGY AND SCIENCE VARIKOLI</text:p>
      <text:p text:style-name="P15">ERNAKULAM DISTRICT</text:p>
      <text:p text:style-name="P15">FARHANA A M</text:p>
      <text:p text:style-name="P15">MCA</text:p>
      <text:p text:style-name="P15"/>
      <text:p text:style-name="P9">pgm2.py</text:p>
      <text:p text:style-name="P15">f=open("file1.txt","r")</text:p>
      <text:p text:style-name="P15">g=open("file2.txt","w")</text:p>
      <text:p text:style-name="P15">print("<text:span text:style-name="T2">Odd lines of File1 which are in File2</text:span>:")</text:p>
      <text:p text:style-name="P15">lno=1</text:p>
      <text:p text:style-name="P15">for line in f:</text:p>
      <text:p text:style-name="P15"/>
      <text:p text:style-name="P15"><text:s text:c="3"/>if lno%2!=0:</text:p>
      <text:p text:style-name="P15"><text:s text:c="7"/>g.write(line)</text:p>
      <text:p text:style-name="P15"><text:s text:c="3"/>lno=lno+1</text:p>
      <text:p text:style-name="P15"><text:s text:c="7"/></text:p>
      <text:p text:style-name="P15">g.close()</text:p>
      <text:p text:style-name="P15">g=open("file2.txt","r") <text:s text:c="5"/></text:p>
      <text:p text:style-name="P15">print(g.read())</text:p>
      <text:p text:style-name="P15">g.close()</text:p>
      <text:p text:style-name="P15">f.close()</text:p>
      <text:p text:style-name="P15"/>
      <text:p text:style-name="P9">OUTPUT:</text:p>
      <text:p text:style-name="P9"/>
      <text:p text:style-name="P16">Odd lines of File1 which are in File2:</text:p>
      <text:p text:style-name="P15">MUTHOOT INSTITUTE OF TECHNOLOGY AND SCIENCE VARIKOLI</text:p>
      <text:p text:style-name="P15">FARHANA A M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3. Write a program to read <text:s/>each row from the CSV file and print a list of strings</text:p>
      <text:p text:style-name="P16"/>
      <text:p text:style-name="P10">PROGRAM:</text:p>
      <text:p text:style-name="P10"/>
      <text:p text:style-name="P10">student.csv</text:p>
      <text:p text:style-name="P16">Rollno,Name,Age,Course</text:p>
      <text:p text:style-name="P16">101,Farhana,21,MCA</text:p>
      <text:p text:style-name="P16">102,Nazrin,21,MCA</text:p>
      <text:p text:style-name="P16">103,Safrin,21,MCA</text:p>
      <text:p text:style-name="P16">104,Eldho,21,MCA</text:p>
      <text:p text:style-name="P10"/>
      <text:p text:style-name="P10">CSVpgm.py</text:p>
      <text:p text:style-name="P16">import csv</text:p>
      <text:p text:style-name="P16">with open("student.csv",mode="r") as f:</text:p>
      <text:p text:style-name="P16"><text:tab/>csvr=csv.reader(f)</text:p>
      <text:p text:style-name="P16"><text:tab/>for row in csvr:</text:p>
      <text:p text:style-name="P16"><text:tab/><text:tab/>print(row)</text:p>
      <text:p text:style-name="P16"/>
      <text:p text:style-name="P10">OUTPUT:</text:p>
      <text:p text:style-name="P10"/>
      <text:p text:style-name="P16">['Rollno', 'Name', 'Age', 'Course']</text:p>
      <text:p text:style-name="P16">['101', 'Farhana', '21', 'MCA']</text:p>
      <text:p text:style-name="P16">['102', 'Nazrin', '21', 'MCA']</text:p>
      <text:p text:style-name="P16">['103', 'Safrin', '21', 'MCA']</text:p>
      <text:p text:style-name="P16">['104', 'Eldho', '21', 'MCA']</text:p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span text:style-name="T2">4. </text:span>Write a Python program to read specific columns of a given CSV file and print the content of the columns.</text:p>
      <text:p text:style-name="P15"/>
      <text:p text:style-name="P15"><text:span text:style-name="T3">PROGRAM:</text:span></text:p>
      <text:p text:style-name="P15"><text:span text:style-name="T3"/></text:p>
      <text:p text:style-name="P10">student.csv</text:p>
      <text:p text:style-name="P16">Rollno,Name,Age,Course</text:p>
      <text:p text:style-name="P16">101,Farhana,21,MCA</text:p>
      <text:p text:style-name="P16">102,Nazrin,21,MCA</text:p>
      <text:p text:style-name="P16">103,Safrin,21,MCA</text:p>
      <text:p text:style-name="P16">104,Eldho,21,MCA</text:p>
      <text:p text:style-name="P16"/>
      <text:p text:style-name="P15"><text:span text:style-name="T3"><text:s/>pgm4.py</text:span></text:p>
      <text:p text:style-name="P15">import csv</text:p>
      <text:p text:style-name="P15">with open("student.csv",mode="r") as f:</text:p>
      <text:p text:style-name="P15"><text:tab/>csvr=csv.reader(f)</text:p>
      <text:p text:style-name="P15"><text:tab/>print(" CSV File ")</text:p>
      <text:p text:style-name="P15"><text:tab/>for row in csvr:</text:p>
      <text:p text:style-name="P15"><text:tab/><text:tab/>print(row)</text:p>
      <text:p text:style-name="P15">f.close()</text:p>
      <text:p text:style-name="P15">f=open("student.csv","r")</text:p>
      <text:p text:style-name="P15">col=csv.reader(f)</text:p>
      <text:p text:style-name="P15">print("<text:span text:style-name="T2">\n</text:span>Specific columns from CSV file")</text:p>
      <text:p text:style-name="P15">print("-----------------------------------------")</text:p>
      <text:p text:style-name="P15">for i in col:</text:p>
      <text:p text:style-name="P15"><text:tab/>print(i[1],i[3])</text:p>
      <text:p text:style-name="P15">f.close()</text:p>
      <text:p text:style-name="P15"/>
      <text:p text:style-name="P10">OUTPUT:</text:p>
      <text:p text:style-name="P10"><text:span text:style-name="T6"/></text:p>
      <text:p text:style-name="P10"><text:span text:style-name="T6">CSV File </text:span></text:p>
      <text:p text:style-name="P10"><text:span text:style-name="T6">['Rollno', 'Name', 'Age', 'Course']</text:span></text:p>
      <text:p text:style-name="P10"><text:span text:style-name="T6">['101', 'Farhana', '21', 'MCA']</text:span></text:p>
      <text:p text:style-name="P10"><text:span text:style-name="T6">['102', 'Nazrin', '21', 'MCA']</text:span></text:p>
      <text:p text:style-name="P10"><text:span text:style-name="T6">['103', 'Safrin', '21', 'MCA']</text:span></text:p>
      <text:p text:style-name="P10"><text:span text:style-name="T6">['104', 'Eldho', '21', 'MCA']</text:span></text:p>
      <text:p text:style-name="P10"><text:span text:style-name="T6"/></text:p>
      <text:p text:style-name="P10"><text:span text:style-name="T6">Specific columns from CSV file</text:span></text:p>
      <text:p text:style-name="P10"><text:span text:style-name="T6">--------------------------------------</text:span></text:p>
      <text:p text:style-name="P10"><text:span text:style-name="T6">Name Course</text:span></text:p>
      <text:p text:style-name="P10"><text:span text:style-name="T6">Farhana MCA</text:span></text:p>
      <text:p text:style-name="P10"><text:span text:style-name="T6">Nazrin MCA</text:span></text:p>
      <text:p text:style-name="P10"><text:span text:style-name="T6">Safrin MCA</text:span></text:p>
      <text:p text:style-name="P10"><text:span text:style-name="T6">Eldho MCA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>5. Write a Python program to write a Python dictionary to a csv file. After writing the CSV file</text:span></text:p>
      <text:p text:style-name="P10"><text:span text:style-name="T6"><text:s text:c="3"/>read the CSV file and display the content.</text:span></text:p>
      <text:p text:style-name="P10"><text:span text:style-name="T6"/></text:p>
      <text:p text:style-name="P10">PROGRAM:</text:p>
      <text:p text:style-name="P10"/>
      <text:p text:style-name="P10">pgm5.py</text:p>
      <text:p text:style-name="P11"><text:span text:style-name="T6">import csv</text:span></text:p>
      <text:p text:style-name="P11"><text:span text:style-name="T6">mydict=[{'branch':'COE','cgpa':'9.0','name':'Nikhil','year':'2'},</text:span></text:p>
      <text:p text:style-name="P11"><text:span text:style-name="T6"><text:s text:c="8"/>{'branch':'IT','cgpa':'8.9','name':'Anu','year':'2'},</text:span></text:p>
      <text:p text:style-name="P11"><text:span text:style-name="T6"><text:s text:c="8"/>{'branch':'SE','cgpa':'9.2','name':'Rahul','year':'3'},</text:span></text:p>
      <text:p text:style-name="P11"><text:span text:style-name="T6"><text:s text:c="8"/>{'branch':'COE','cgpa':'9.5','name':'Miya','year':'2'},</text:span></text:p>
      <text:p text:style-name="P11"><text:span text:style-name="T6"><text:s text:c="8"/>{'branch':'IT','cgpa':'8.8','name':'Tom','year':'1'},</text:span></text:p>
      <text:p text:style-name="P11"><text:span text:style-name="T6"><text:s text:c="8"/>{'branch':'SE','cgpa':'8.6','name':'Jerry','year':'1'},</text:span></text:p>
      <text:p text:style-name="P11"><text:span text:style-name="T6"><text:s text:c="8"/>{'branch':'EP','cgpa':'9.1','name':'Thomas','year':'3'}]</text:span></text:p>
      <text:p text:style-name="P11"><text:span text:style-name="T6">fields=['name','branch','year','cgpa']</text:span></text:p>
      <text:p text:style-name="P11"><text:span text:style-name="T6">filename="records.csv"</text:span></text:p>
      <text:p text:style-name="P11"><text:span text:style-name="T6">with open(filename,"w") as f:</text:span></text:p>
      <text:p text:style-name="P11"><text:span text:style-name="T6"><text:tab/>writer=csv.DictWriter(f,fieldnames=fields)</text:span></text:p>
      <text:p text:style-name="P11"><text:span text:style-name="T6"><text:tab/>writer.writeheader()</text:span></text:p>
      <text:p text:style-name="P11"><text:span text:style-name="T6"><text:tab/>writer.writerows(mydict)</text:span></text:p>
      <text:p text:style-name="P11"><text:span text:style-name="T6">f.close()</text:span></text:p>
      <text:p text:style-name="P11"><text:span text:style-name="T6"/></text:p>
      <text:p text:style-name="P11"><text:span text:style-name="T6">with open("records.csv","r") as f:</text:span></text:p>
      <text:p text:style-name="P11"><text:span text:style-name="T6"><text:tab/>row=csv.reader(f)</text:span></text:p>
      <text:p text:style-name="P11"><text:span text:style-name="T6"><text:tab/>print(“Contents in the created CSV file:”)</text:span></text:p>
      <text:p text:style-name="P11"><text:span text:style-name="T6"><text:tab/>for i in row:</text:span></text:p>
      <text:p text:style-name="P11"><text:span text:style-name="T6"><text:tab/><text:tab/>print(i)</text:span></text:p>
      <text:p text:style-name="P11"><text:span text:style-name="T6">f.close()</text:span></text:p>
      <text:p text:style-name="P17"/>
      <text:p text:style-name="P11">OUTPUT:</text:p>
      <text:p text:style-name="P11"/>
      <text:p text:style-name="P11">records.py</text:p>
      <text:p text:style-name="P17">name,branch,year,cgpa</text:p>
      <text:p text:style-name="P17">Nikhil,COE,2,9.0</text:p>
      <text:p text:style-name="P17">Anu,IT,2,8.9</text:p>
      <text:p text:style-name="P17">Rahul,SE,3,9.2</text:p>
      <text:p text:style-name="P17">Miya,COE,2,9.5</text:p>
      <text:p text:style-name="P17">Tom,IT,1,8.8</text:p>
      <text:p text:style-name="P17">Jerry,SE,1,8.6</text:p>
      <text:p text:style-name="P17">Thomas,EP,3,9.1</text:p>
      <text:p text:style-name="P17"/>
      <text:p text:style-name="P17">Contents in the created CSV file:</text:p>
      <text:p text:style-name="P17">['name', 'branch', 'year', 'cgpa']</text:p>
      <text:p text:style-name="P17">['Nikhil', 'COE', '2', '9.0']</text:p>
      <text:p text:style-name="P17">['Anu', 'IT', '2', '8.9']</text:p>
      <text:p text:style-name="P17">['Rahul', 'SE', '3', '9.2']</text:p>
      <text:p text:style-name="P17">['Miya', 'COE', '2', '9.5']</text:p>
      <text:p text:style-name="P17">['Tom', 'IT', '1', '8.8']</text:p>
      <text:p text:style-name="P17">['Jerry', 'SE', '1', '8.6']</text:p>
      <text:p text:style-name="P17">['Thomas', 'EP', '3', '9.1']</text:p>
      <text:p text:style-name="P11"><text:span text:style-name="T6"/></text:p>
      <text:p text:style-name="P11"><text:soft-page-break/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21:09.038501966</meta:creation-date>
    <dc:date>2024-12-10T11:56:16.045236584</dc:date>
    <meta:editing-duration>PT23M22S</meta:editing-duration>
    <meta:editing-cycles>1</meta:editing-cycles>
    <meta:document-statistic meta:table-count="0" meta:image-count="0" meta:object-count="0" meta:page-count="15" meta:paragraph-count="432" meta:word-count="1345" meta:character-count="11421" meta:non-whitespace-character-count="10065"/>
    <meta:generator>LibreOffice/7.3.7.2$Linux_X86_64 LibreOffice_project/30$Build-2</meta:generator>
  </office:meta>
</office:document-meta>
</file>